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cm" fo:margin-bottom="0cm" style:contextual-spacing="false" fo:line-height="200%"/>
      <style:text-properties style:font-name="Liberation Serif1" fo:font-size="12pt" fo:font-weight="normal" officeooo:rsid="0015dcb9" officeooo:paragraph-rsid="0015dcb9" style:font-size-asian="10.5pt" style:font-weight-asian="normal" style:font-size-complex="12pt" style:font-weight-complex="normal"/>
    </style:style>
    <style:style style:name="P2" style:family="paragraph" style:parent-style-name="Title">
      <style:paragraph-properties fo:line-height="200%"/>
      <style:text-properties style:font-name="Liberation Serif1" fo:font-size="15pt" fo:language="fr" fo:country="FR" officeooo:rsid="001981e2" officeooo:paragraph-rsid="001981e2" style:font-size-asian="15pt" style:font-size-complex="15pt"/>
    </style:style>
    <style:style style:name="P3" style:family="paragraph" style:parent-style-name="Subtitle">
      <style:paragraph-properties fo:line-height="200%"/>
      <style:text-properties style:font-name="Liberation Serif1" fo:language="fr" fo:country="FR" officeooo:rsid="001981e2" officeooo:paragraph-rsid="001981e2"/>
    </style:style>
    <style:style style:name="P4" style:family="paragraph" style:parent-style-name="Text_20_body">
      <style:paragraph-properties fo:line-height="200%"/>
      <style:text-properties officeooo:rsid="0015dcb9" officeooo:paragraph-rsid="0015dcb9"/>
    </style:style>
    <style:style style:name="P5" style:family="paragraph" style:parent-style-name="Text_20_body">
      <style:paragraph-properties fo:margin-top="0cm" fo:margin-bottom="0cm" style:contextual-spacing="false" fo:line-height="200%"/>
      <style:text-properties fo:font-weight="normal" officeooo:paragraph-rsid="0015dcb9" style:font-weight-asian="normal" style:font-weight-complex="normal"/>
    </style:style>
    <style:style style:name="P6" style:family="paragraph" style:parent-style-name="Text_20_body" style:master-page-name="">
      <loext:graphic-properties draw:fill="none"/>
      <style:paragraph-properties fo:margin-left="1.27cm" fo:margin-right="0cm" fo:margin-top="0cm" fo:margin-bottom="0cm" style:contextual-spacing="false" fo:line-height="200%" fo:text-indent="-1.27cm" style:auto-text-indent="false" style:page-number="auto" fo:background-color="transparent"/>
      <style:text-properties fo:font-weight="normal" officeooo:paragraph-rsid="0015dcb9" style:font-weight-asian="normal" style:font-weight-complex="normal"/>
    </style:style>
    <style:style style:name="P7" style:family="paragraph" style:parent-style-name="Header">
      <style:paragraph-properties fo:line-height="200%" fo:text-align="start" style:justify-single-word="false"/>
      <style:text-properties fo:language="fr" fo:country="FR" officeooo:rsid="001981e2" officeooo:paragraph-rsid="001981e2"/>
    </style:style>
    <style:style style:name="P8" style:family="paragraph" style:parent-style-name="Heading_20_1">
      <style:paragraph-properties fo:line-height="200%"/>
      <style:text-properties officeooo:rsid="0015dcb9" officeooo:paragraph-rsid="0015dcb9"/>
    </style:style>
    <style:style style:name="P9" style:family="paragraph" style:parent-style-name="Heading_20_2">
      <style:paragraph-properties fo:line-height="200%"/>
    </style:style>
    <style:style style:name="P10" style:family="paragraph" style:parent-style-name="Heading_20_3">
      <style:paragraph-properties fo:line-height="200%"/>
    </style:style>
    <style:style style:name="P11" style:family="paragraph" style:parent-style-name="Text_20_body">
      <style:paragraph-properties fo:margin-left="0cm" fo:margin-right="0cm" fo:line-height="200%" fo:text-align="center" style:justify-single-word="false" fo:text-indent="0cm" style:auto-text-indent="false"/>
      <style:text-properties style:font-name="Liberation Serif1" fo:language="fr" fo:country="FR" fo:font-style="italic" officeooo:rsid="001981e2" officeooo:paragraph-rsid="001981e2" style:font-style-asian="italic" style:font-style-complex="italic"/>
    </style:style>
    <style:style style:name="P12" style:family="paragraph" style:parent-style-name="Text_20_body">
      <style:paragraph-properties fo:margin-left="0cm" fo:margin-right="0cm" fo:line-height="200%" fo:text-align="start" style:justify-single-word="false" fo:text-indent="0cm" style:auto-text-indent="false"/>
      <style:text-properties style:font-name="Liberation Serif1" fo:language="fr" fo:country="FR" fo:font-style="italic" fo:font-weight="normal" officeooo:rsid="0014e2e2" officeooo:paragraph-rsid="001981e2" style:font-style-asian="italic" style:font-weight-asian="normal" style:font-style-complex="italic" style:font-weight-complex="normal"/>
    </style:style>
    <style:style style:name="P13" style:family="paragraph" style:parent-style-name="Text_20_body" style:list-style-name="L1">
      <style:paragraph-properties fo:margin-left="0cm" fo:margin-right="0cm" fo:line-height="200%" fo:text-align="start" style:justify-single-word="false" fo:text-indent="0cm" style:auto-text-indent="false"/>
      <style:text-properties style:font-name="Liberation Serif1" fo:language="fr" fo:country="FR" fo:font-style="italic" fo:font-weight="normal" officeooo:rsid="0019f4e2" officeooo:paragraph-rsid="0019f4e2" style:font-style-asian="italic" style:font-weight-asian="normal" style:font-style-complex="italic" style:font-weight-complex="normal"/>
    </style:style>
    <style:style style:name="P14" style:family="paragraph" style:parent-style-name="Text_20_body" style:list-style-name="L1">
      <style:paragraph-properties fo:margin-left="0cm" fo:margin-right="0cm" fo:line-height="200%" fo:text-align="start" style:justify-single-word="false" fo:text-indent="0cm" style:auto-text-indent="false"/>
      <style:text-properties style:font-name="Liberation Serif1" fo:language="fr" fo:country="FR" fo:font-style="italic" fo:font-weight="normal" officeooo:rsid="001b4fb6" officeooo:paragraph-rsid="001b4fb6" style:font-style-asian="italic" style:font-weight-asian="normal" style:font-style-complex="italic" style:font-weight-complex="normal"/>
    </style:style>
    <style:style style:name="P15" style:family="paragraph" style:parent-style-name="Text_20_body" style:list-style-name="L1">
      <style:paragraph-properties fo:margin-left="0cm" fo:margin-right="0cm" fo:line-height="200%" fo:text-align="start" style:justify-single-word="false" fo:text-indent="0cm" style:auto-text-indent="false"/>
      <style:text-properties style:font-name="Liberation Serif1" fo:language="fr" fo:country="FR" fo:font-style="italic" fo:font-weight="normal" officeooo:rsid="001c51a7" officeooo:paragraph-rsid="001c51a7" style:font-style-asian="italic" style:font-weight-asian="normal" style:font-style-complex="italic" style:font-weight-complex="normal"/>
    </style:style>
    <style:style style:name="P16" style:family="paragraph" style:parent-style-name="Text_20_body">
      <style:paragraph-properties fo:margin-left="0cm" fo:margin-right="0cm" fo:line-height="200%" fo:text-align="start" style:justify-single-word="false" fo:text-indent="0cm" style:auto-text-indent="false"/>
      <style:text-properties style:font-name="Liberation Serif1" fo:language="fr" fo:country="FR" fo:font-style="italic" fo:font-weight="normal" officeooo:rsid="001c51a7" officeooo:paragraph-rsid="001c51a7" style:font-style-asian="italic" style:font-weight-asian="normal" style:font-style-complex="italic" style:font-weight-complex="normal"/>
    </style:style>
    <style:style style:name="P17" style:family="paragraph" style:parent-style-name="Text_20_body" style:list-style-name="L1">
      <style:paragraph-properties fo:margin-left="0cm" fo:margin-right="0cm" fo:line-height="200%" fo:text-align="start" style:justify-single-word="false" fo:text-indent="0cm" style:auto-text-indent="false"/>
      <style:text-properties style:font-name="Liberation Serif1" fo:language="fr" fo:country="FR" officeooo:rsid="0019f4e2" officeooo:paragraph-rsid="0019f4e2"/>
    </style:style>
    <style:style style:name="P18" style:family="paragraph" style:parent-style-name="Text_20_body">
      <style:paragraph-properties fo:margin-left="0cm" fo:margin-right="0cm" fo:line-height="200%" fo:text-align="start" style:justify-single-word="false" fo:text-indent="0cm" style:auto-text-indent="false"/>
      <style:text-properties officeooo:paragraph-rsid="001c51a7"/>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4e2e2"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Liberation Serif1" fo:font-size="12pt" fo:font-weight="bold" officeooo:rsid="0015dcb9" style:font-size-asian="10.5pt" style:font-weight-asian="bold" style:font-size-complex="12pt" style:font-weight-complex="bold"/>
    </style:style>
    <style:style style:name="T6" style:family="text">
      <style:text-properties style:font-name="Liberation Serif1" fo:font-size="12pt" officeooo:rsid="0015dcb9" style:font-size-asian="10.5pt" style:font-size-complex="12pt"/>
    </style:style>
    <style:style style:name="T7" style:family="text">
      <style:text-properties style:font-name="Liberation Serif1" fo:font-size="12pt" fo:font-style="italic" fo:font-weight="bold" officeooo:rsid="0015dcb9" style:font-size-asian="10.5pt" style:font-style-asian="italic" style:font-weight-asian="bold" style:font-size-complex="12pt" style:font-style-complex="italic" style:font-weight-complex="bold"/>
    </style:style>
    <style:style style:name="T8" style:family="text">
      <style:text-properties style:font-name="Liberation Serif1" fo:font-size="12pt" fo:font-weight="normal" officeooo:rsid="0015dcb9" style:font-size-asian="10.5pt" style:font-weight-asian="normal" style:font-size-complex="12pt" style:font-weight-complex="normal"/>
    </style:style>
    <style:style style:name="T9" style:family="text">
      <style:text-properties style:font-name="Liberation Serif1" fo:language="fr" fo:country="FR" fo:font-style="italic" officeooo:rsid="001c51a7" style:font-style-asian="italic" style:font-style-complex="italic"/>
    </style:style>
    <style:style style:name="T10" style:family="text">
      <style:text-properties style:font-name="Liberation Serif1" fo:language="fr" fo:country="FR" fo:font-style="italic" fo:font-weight="normal" officeooo:rsid="001c51a7" style:font-style-asian="italic" style:font-weight-asian="normal" style:font-style-complex="italic" style:font-weight-complex="normal"/>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weight="normal" style:font-weight-asian="normal" style:font-weight-complex="normal"/>
    </style:style>
    <style:style style:name="T13" style:family="text">
      <style:text-properties officeooo:rsid="001db0d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SAE 1 : install</text:p>
      <text:p text:style-name="P3"><text:span text:style-name="T11">SOMMAIRE:</text:span><text:span text:style-name="T1"> </text:span></text:p>
      <text:p text:style-name="P11">1. Reformulation</text:p>
      <text:p text:style-name="P11">2. Résultats</text:p>
      <text:p text:style-name="P11">3. Explication</text:p>
      <text:p text:style-name="P11">4. Démonstration</text:p>
      <text:p text:style-name="P11">5. Conclusion</text:p>
      <text:p text:style-name="P12"/>
      <text:p text:style-name="P12"/>
      <text:list xml:id="list3982747180" text:style-name="L1">
        <text:list-item>
          <text:p text:style-name="P17"><text:span text:style-name="T3">D</text:span><text:span text:style-name="T2">urant cette SAE, nous devions réaliser l’installation d’un système Linux sur notre machine ou sur une machine virtuelle. </text:span></text:p>
        </text:list-item>
        <text:list-item>
          <text:p text:style-name="P13">J’ai réussi a installer Ubuntu, et a paramétrer mes logiciels tels que Vs-code, ou encore installer java et docker. Cependant, à l’extinction, je ne parviens pas à éteindre correctement l’ordinateur, mais sinon, tous mes objectifs ont été remplis durant cette SAE.</text:p>
        </text:list-item>
        <text:list-item>
          <text:p text:style-name="P14">J’ai choisi de réaliser un dual boot sur mon ordinateur car je trouvais le format plus pratique que la machine virtuelle et que je ne voulais par perdre les données présentes sur ma machine initialement. J’ai donc choisi d’accorder 100Go de mon SSD à Ubuntu car compte tenu du fait que j’allais beaucoup l’utiliser et que j’avais déjà pas mal de place sur mon SSD (512 Go), les 100 Go ne sont pas une option qui m’a particulièrement dérangé. Pour l’installer, j’ai du t<text:span text:style-name="T13">é</text:span>l<text:span text:style-name="T13">é</text:span>charger le logiciel rufus et Ubuntu sur mon ordinateur et j’ai du rendre ma clé bootable. Ça veut dire qu’on pourra allumer l’ordinateur via la clé USB et <text:soft-page-break/>plus via le disque dur de l’ordinateur. J’ai mis beaucoup de temps à t<text:span text:style-name="T13">é</text:span>l<text:span text:style-name="T13">é</text:span>charger le système Ubuntu, car le téléchargement était vraiment très lent, mais une fois téléchargé, l’installation à été <text:s/>plutôt rapide et ne m’a pas posé trop de problème. Pour installer Vs-code, un popup au premier lancement m’a permis de l’installer rapidement, et pour toutes les autres commandes, je suis allé sur les sites correspondants et ai recopié les lignes de commandes afin d’installer par exemple Git, docker ou encore java. </text:p>
        </text:list-item>
        <text:list-item>
          <text:p text:style-name="P15">Durant ma réalisation, je me suis rendu compte que je travaillait réellement la compétence « administrer des systèmes informatiques communicants complexes » au travers de l’apprentissage des logiciels et des moyens comme Git, que j’ai appris a utiliser brièvement et à maîtriser des taches simples. J’ai également pu réfléchir à la portion de mon disque dur allouée à Ubuntu, ce qui m’a pris un bon moment car je ne savais pas vraiment comment les logiciels allaient réagir ou si j’allais l’utiliser assez pour lui mettre autant de mémoire.</text:p>
        </text:list-item>
        <text:list-item>
          <text:p text:style-name="P15">Ce travail <text:span text:style-name="T13">m</text:span>’a apporté beaucoup, car je pensais que Linux était un système d’exploitation extrêmement dur à maîtriser mais au final, j’ai appris à l’utiliser et je dirais que je connais mieux Linux que Windows car je n’ai jamais eu a rentrer dans le bash de Windows alors que c’est une discipline non négligeable sur un système Linux. Cependant il y a un problème que je n’ai pas encore réussi à régler qui est que quand j’éteins mon ordinateur normalement, il reste bloqué sur un écran d’extinction sans jamais s’éteindre. Par conséquent, je suis obligé de forcer l’extinction par des méthodes qui ne sont pas très pratiques et surtout pas conseillés.</text:p>
        </text:list-item>
      </text:list>
      <text:p text:style-name="P16"/>
      <text:p text:style-name="P16"/>
      <text:p text:style-name="P16"/>
      <text:p text:style-name="P18"><text:span text:style-name="T10">Carel RIBALTCHENK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cm" style:contextual-spacing="false" fo:line-height="200%" fo:text-indent="1.27cm" style:auto-text-indent="false" fo:background-color="transparent"/>
      <style:text-properties fo:font-style="normal" officeooo:rsid="0014e2e2" style:font-style-asian="normal" style:font-style-complex="normal"/>
    </style:style>
    <style:style style:name="Title" style:family="paragraph" style:parent-style-name="Heading" style:next-style-name="Subtitle" style:class="chapter">
      <style:paragraph-properties fo:margin-top="3.81cm" fo:margin-bottom="0cm" style:contextual-spacing="false" fo:line-height="200%" fo:text-align="center" style:justify-single-word="false"/>
      <style:text-properties style:font-name="Liberation Serif1" fo:font-family="'Liberation Serif'" style:font-family-generic="roman" style:font-pitch="variable" fo:font-size="12pt" fo:font-weight="bold" officeooo:rsid="0014e2e2" style:font-size-asian="12pt" style:font-weight-asian="bold" style:font-size-complex="12pt" style:font-weight-complex="bold"/>
    </style:style>
    <style:style style:name="Subtitle" style:family="paragraph" style:parent-style-name="Heading" style:next-style-name="Text_20_body" style:class="chapter">
      <style:paragraph-properties fo:margin-top="0cm" fo:margin-bottom="0cm" style:contextual-spacing="false" fo:line-height="200%" fo:text-align="center" style:justify-single-word="false"/>
      <style:text-properties style:font-name="Liberation Serif1" fo:font-family="'Liberation Serif'" style:font-family-generic="roman" style:font-pitch="variable"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line-height="200%" fo:text-align="center" style:justify-single-word="false"/>
      <style:text-properties style:font-name="Liberation Serif1" fo:font-family="'Liberation Serif'" style:font-family-generic="roman" style:font-pitch="variable" fo:font-size="12pt" fo:font-weight="bold" officeooo:rsid="0014e2e2"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200%"/>
      <style:text-properties style:font-name="Liberation Serif1" fo:font-family="'Liberation Serif'" style:font-family-generic="roman" style:font-pitch="variable" fo:font-size="12pt" fo:font-weight="bold" officeooo:rsid="0015dcb9"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line-height="200%"/>
      <style:text-properties style:font-name="Liberation Serif1" fo:font-family="'Liberation Serif'"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200%" fo:text-align="start" style:justify-single-word="false"/>
      <style:text-properties fo:language="fr" fo:country="FR" officeooo:rsid="001981e2" officeooo:paragraph-rsid="001981e2"/>
    </style:style>
    <style:page-layout style:name="Mpm1">
      <style:page-layout-properties fo:page-width="21.006cm" fo:page-height="29.693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ibaltchenko Carel groupe 13A <text:s text:c="89"/>SAE1</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5:42:05.902773500</meta:creation-date>
    <dc:title>Default</dc:title>
    <meta:editing-cycles>3</meta:editing-cycles>
    <meta:editing-duration>PT12M11S</meta:editing-duration>
    <meta:generator>LibreOffice/7.3.7.2$Linux_X86_64 LibreOffice_project/30$Build-2</meta:generator>
    <dc:date>2023-10-06T22:06:14.463889901</dc:date>
    <meta:document-statistic meta:table-count="0" meta:image-count="0" meta:object-count="0" meta:page-count="2" meta:paragraph-count="14" meta:word-count="481" meta:character-count="2978" meta:non-whitespace-character-count="2423"/>
  </office:meta>
</office:document-meta>
</file>